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ollin's Mon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alszkarapt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anystrop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ajunga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assic-Jurassic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esperocy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Agujaceratops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lbertonyk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'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rgentav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rgentav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ustralopithecus Sedib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3">23/02/2026</text:date>, <text:time>21:2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2-23T21:28:26.80</dc:date>
    <meta:editing-duration>PT3H28M21S</meta:editing-duration>
    <meta:editing-cycles>42</meta:editing-cycles>
    <meta:generator>OpenOffice/4.1.15$Win32 OpenOffice.org_project/4115m2$Build-9813</meta:generator>
    <meta:document-statistic meta:table-count="2" meta:cell-count="1917" meta:object-count="0"/>
  </office:meta>
</office:document-meta>
</file>